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1C00000059792FED2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" svg:font-family="verdana, helvetica, sans-serif"/>
    <style:font-face style:name="Arial2" svg:font-family="Arial" style:font-family-generic="swiss"/>
    <style:font-face style:name="CG Omega" svg:font-family="'CG Omega'" style:font-family-generic="roman" style:font-pitch="variable"/>
    <style:font-face style:name="Calibri" svg:font-family="Calibri" style:font-family-generic="roman" style:font-pitch="variable"/>
    <style:font-face style:name="Roboto Slab Light" svg:font-family="'Roboto Slab Light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style:font-name="CG Omega" fo:font-size="12pt" style:font-size-asian="12pt" style:font-size-complex="12pt"/>
    </style:style>
    <style:style style:name="P5" style:family="paragraph" style:parent-style-name="Standard">
      <style:paragraph-properties fo:margin-left="0in" fo:margin-right="0.1in" fo:line-height="0.1665in" fo:text-align="center" style:justify-single-word="false" fo:text-indent="0in" style:auto-text-indent="false"/>
    </style:style>
    <style:style style:name="P6" style:family="paragraph" style:parent-style-name="Body_5f_text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font-weight-complex="bold"/>
    </style:style>
    <style:style style:name="P8" style:family="paragraph" style:parent-style-name="Standard">
      <style:text-properties style:letter-kerning="true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Body_5f_text" style:master-page-name="Standard">
      <style:paragraph-properties style:page-number="auto"/>
    </style:style>
    <style:style style:name="T1" style:family="text">
      <style:text-properties style:letter-kerning="true"/>
    </style:style>
    <style:style style:name="T2" style:family="text">
      <style:text-properties fo:font-variant="normal" fo:text-transform="none" fo:color="#000000" style:font-name="Verdana" fo:font-size="9pt" fo:language="en" fo:country="US" fo:font-style="normal" fo:font-weight="normal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3" style:family="text">
      <style:text-properties fo:font-variant="normal" fo:text-transform="none" fo:color="#000000" style:font-name="Verdana" fo:font-size="9pt" fo:language="en" fo:country="US" fo:font-style="normal" fo:font-weight="normal" style:letter-kerning="true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4" style:family="text">
      <style:text-properties fo:font-variant="normal" fo:text-transform="none" fo:color="#000000" style:font-name="verdana" fo:font-size="9pt" fo:letter-spacing="normal" fo:language="en" fo:country="US" fo:font-style="normal" fo:font-weight="normal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5" style:family="text">
      <style:text-properties fo:font-variant="normal" fo:text-transform="none" fo:color="#000000" style:font-name="verdana" fo:font-size="9pt" fo:letter-spacing="normal" fo:font-style="normal" style:text-underline-style="solid" style:text-underline-width="auto" style:text-underline-color="font-color" fo:font-weight="normal"/>
    </style:style>
    <style:style style:name="T6" style:family="text">
      <style:text-properties fo:font-variant="normal" fo:text-transform="none" fo:color="#000000" style:font-name="verdana" fo:font-size="9pt" fo:letter-spacing="normal" fo:font-style="normal" style:text-underline-style="none" fo:font-weight="normal"/>
    </style:style>
    <style:style style:name="T7" style:family="text">
      <style:text-properties fo:font-variant="normal" fo:text-transform="none" fo:color="#0770cb" style:font-name="verdana" fo:font-size="9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style:text-underline-style="solid" style:text-underline-width="auto" style:text-underline-color="font-color" style:letter-kerning="true"/>
    </style:style>
    <style:style style:name="T9" style:family="text">
      <style:text-properties fo:color="#000000"/>
    </style:style>
    <style:style style:name="T10" style:family="text">
      <style:text-properties fo:color="#000000" style:text-underline-style="solid" style:text-underline-width="auto" style:text-underline-color="font-color"/>
    </style:style>
    <style:style style:name="T11" style:family="text">
      <style:text-properties fo:color="#000000" style:text-underline-style="none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graphics1" text:anchor-type="char" svg:x="0in" svg:y="0.4866in" svg:width="3.6165in" svg:height="0.402in" draw:z-index="0"><draw:image xlink:href="Pictures/100002010000031C00000059792FED23.png" xlink:type="simple" xlink:show="embed" xlink:actuate="onLoad"/></draw:frame></text:p>
      <text:p text:style-name="Body_5f_text"/>
      <text:p text:style-name="Standard"/>
      <text:p text:style-name="Standard"/>
      <text:p text:style-name="Standard">Date: 2/03/2026</text:p>
      <text:p text:style-name="Standard"/>
      <text:p text:style-name="Body_5f_text">Guardian Name: ALIYA UISEMBAYEVA<text:tab/><text:tab/><text:tab/></text:p>
      <text:p text:style-name="Standard">Full Address: 100 LANDS DOWN, Apt. 202, Cambridge, MA 02139</text:p>
      <text:p text:style-name="P2"/>
      <text:p text:style-name="P2">To whom it may concern,</text:p>
      <text:p text:style-name="P2"/>
      <text:p text:style-name="Body_5f_text"><text:span text:style-name="T1">ALIYA UISEMBAYEVA has requested a letter on behalf of her child, </text:span><text:span text:style-name="T3">Amina Aslan</text:span><text:span text:style-name="T8">,</text:span> <text:span text:style-name="T1">to verify participation in the Women’s, infants, and Children (WIC) Program.</text:span></text:p>
      <text:p text:style-name="P3"/>
      <text:p text:style-name="P6"><text:span text:style-name="T3">Amina Aslan</text:span> <text:span text:style-name="T1">is</text:span> an active participant of the Chelsea/Revere WIC Program.</text:p>
      <text:p text:style-name="P2">Certification Effective Date: <text:span text:style-name="T4">09/30/2025</text:span><text:span text:style-name="T2"> </text:span></text:p>
      <text:p text:style-name="P2">Certification End Date: 09/30/2026</text:p>
      <text:p text:style-name="P2"/>
      <text:p text:style-name="P2"/>
      <text:p text:style-name="P2">Attending WIC Appointment(s)</text:p>
      <text:p text:style-name="P2">Date: <text:bookmark text:name="appointmentsControllerForm:householdAppointmentsDatatable_sortSticky:3:schedulerHeaderNavLink"/><text:span text:style-name="T6">09/30/2025</text:span><text:span text:style-name="T11"> </text:span></text:p>
      <text:p text:style-name="P2">Time: <text:s/><text:span text:style-name="T6">2:45 pm</text:span></text:p>
      <text:p text:style-name="P3"/>
      <text:p text:style-name="P7">Massachusetts WIC is a state and federally funded health and nutrition program serving low to moderate-income women, infants and children under five with-or at risk of developing-nutrition related health problems. Designed to influence lifetime nutrition and health behaviors, WIC provides dietary assessments, nutrition education and counseling, benefits for specific nutritious foods prescribed for the individual by a nutritionist, and referrals to other health and social services. WIC also provides immunization screening and distributes coupons for fresh produce redeemable at Farmers’ Markets.</text:p>
      <text:p text:style-name="Standard"/>
      <text:p text:style-name="P8">Massachusetts residency and identity are part of the eligibility requirements. Documentation of residency and identity are required as part of the certification process every certification period. <text:s/>Federal regulations (7CFR 246.7((2) (i) require each applicant/participant present proof of residency and identity of the participant or parent is verified as well. <text:s/></text:p>
      <text:p text:style-name="Standard"/>
      <text:p text:style-name="Standard"/>
      <text:p text:style-name="Standard"/>
      <text:p text:style-name="Standard"/>
      <text:p text:style-name="P5">This institution is an equal opportunity provider.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" svg:font-family="verdana, helvetica, sans-serif"/>
    <style:font-face style:name="Arial2" svg:font-family="Arial" style:font-family-generic="swiss"/>
    <style:font-face style:name="CG Omega" svg:font-family="'CG Omega'" style:font-family-generic="roman" style:font-pitch="variable"/>
    <style:font-face style:name="Calibri" svg:font-family="Calibri" style:font-family-generic="roman" style:font-pitch="variable"/>
    <style:font-face style:name="Roboto Slab Light" svg:font-family="'Roboto Slab Light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ody_5f_text" style:display-name="Body_text" style:family="paragraph" style:parent-style-name="Standard" style:default-outline-level="" style:list-style-name="">
      <style:paragraph-properties fo:margin-top="0in" fo:margin-bottom="0.1528in"/>
      <style:text-properties style:font-name-asian="Times New Roman"/>
    </style:style>
    <style:style style:name="Company" style:family="paragraph" style:parent-style-name="Standard" style:default-outline-level="" style:list-style-name="">
      <style:paragraph-properties fo:margin-top="0in" fo:margin-bottom="0.028in"/>
      <style:text-properties style:font-name="Calibri" style:font-name-asian="Times New Roman" style:font-name-complex="Times New Roman" style:font-size-complex="10pt"/>
    </style:style>
    <style:style style:name="Title_5f_Address_5f_Web_5f_Info" style:display-name="Title_Address_Web_Info" style:family="paragraph" style:default-outline-level="" style:list-style-name="">
      <style:paragraph-properties fo:margin-left="4.8126in" fo:margin-right="0in" style:line-height-at-least="0.1335in" fo:orphans="2" fo:widows="2" fo:text-indent="0in" style:auto-text-indent="false" style:writing-mode="lr-tb"/>
      <style:text-properties fo:color="#000000" fo:font-size="8pt" style:letter-kerning="true" style:font-size-asian="8pt" style:font-size-complex="8pt"/>
    </style:style>
    <style:style style:name="Name_5f_Degree" style:display-name="Name_Degree" style:family="paragraph" style:default-outline-level="" style:list-style-name="">
      <style:paragraph-properties fo:margin-left="4.8126in" fo:margin-right="-0.25in" style:line-height-at-least="0.1807in" fo:orphans="2" fo:widows="2" fo:text-indent="0in" style:auto-text-indent="false" style:writing-mode="lr-tb"/>
      <style:text-properties fo:color="#000000" style:font-name="Roboto Slab Ligh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4701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Title_5f_Address_5f_Web_5f_Info"/>
      </style:header>
      <style:header-left>
        <text:p text:style-name="Header"/>
      </style:header-left>
      <style:footer>
        <text:p text:style-name="MP1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ias Zaky, Blanca</meta:initial-creator>
    <meta:editing-cycles>23</meta:editing-cycles>
    <meta:creation-date>2022-08-05T19:17:00</meta:creation-date>
    <dc:date>2026-02-03T16:45:00.05</dc:date>
    <meta:generator>OpenOffice/4.1.7$Win32 OpenOffice.org_project/417m1$Build-9800</meta:generator>
    <meta:document-statistic meta:table-count="0" meta:image-count="1" meta:object-count="0" meta:page-count="1" meta:paragraph-count="14" meta:word-count="209" meta:character-count="1505"/>
    <meta:editing-duration>PT13M22S</meta:editing-duration>
    <meta:user-defined meta:name="AppVersion">16.0000</meta:user-defined>
    <meta:user-defined meta:name="Company">Partners HealthCare System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MGH Standard Digital Letterhead" xlink:href=""/>
  </office:meta>
</office:document-meta>
</file>